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6b04" officeooo:paragraph-rsid="000e6b04"/>
    </style:style>
    <style:style style:name="P2" style:family="paragraph" style:parent-style-name="Standard">
      <style:text-properties officeooo:rsid="000e6b04" officeooo:paragraph-rsid="001065a8"/>
    </style:style>
    <style:style style:name="P3" style:family="paragraph" style:parent-style-name="Standard">
      <style:paragraph-properties fo:text-align="justify" style:justify-single-word="false"/>
      <style:text-properties officeooo:rsid="000e6b04" officeooo:paragraph-rsid="000e6b04"/>
    </style:style>
    <style:style style:name="P4" style:family="paragraph" style:parent-style-name="Standard">
      <style:paragraph-properties fo:text-align="center" style:justify-single-word="false"/>
      <style:text-properties style:text-underline-style="none" fo:font-weight="bold" officeooo:rsid="000e6b04" officeooo:paragraph-rsid="001065a8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text-underline-style="none" fo:font-weight="bold" officeooo:rsid="001065a8" officeooo:paragraph-rsid="001065a8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bold" officeooo:rsid="001160c8" officeooo:paragraph-rsid="001160c8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0e6b04" officeooo:paragraph-rsid="001065a8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1065a8" officeooo:paragraph-rsid="001065a8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rsid="001160c8" officeooo:paragraph-rsid="001160c8"/>
    </style:style>
    <style:style style:name="P10" style:family="paragraph" style:parent-style-name="Standard">
      <style:paragraph-properties fo:text-align="justify" style:justify-single-word="false"/>
      <style:text-properties officeooo:rsid="001160c8" officeooo:paragraph-rsid="001160c8"/>
    </style:style>
    <style:style style:name="P11" style:family="paragraph" style:parent-style-name="Table_20_Contents">
      <style:paragraph-properties fo:text-align="start" style:justify-single-word="false"/>
      <style:text-properties style:text-underline-style="none" fo:font-weight="normal" officeooo:rsid="001065a8" officeooo:paragraph-rsid="001065a8" style:font-weight-asian="normal" style:font-weight-complex="normal"/>
    </style:style>
    <style:style style:name="T1" style:family="text">
      <style:text-properties officeooo:rsid="001065a8"/>
    </style:style>
    <style:style style:name="T2" style:family="text">
      <style:text-properties officeooo:rsid="001160c8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rabalho <text:span text:style-name="T1">Recuperação</text:span> 2º Info<text:span text:style-name="T1">rmática</text:span>.</text:p>
      <text:p text:style-name="P5">Disciplinas: BD, LP, IPW</text:p>
      <text:p text:style-name="P4"/>
      <text:p text:style-name="P6">Alunos que devem realizar o trabalho de recuperação, por não terem entregue o relatório do ciclo de palestra.</text:p>
      <text:p text:style-name="P7"><text:span text:style-name="T1">- HELTON RODRIGUES DA SILVA</text:span></text:p>
      <text:p text:style-name="P8">- MATEUS CORCINI DA SILVA</text:p>
      <text:p text:style-name="P11">- WILLIAN BARBOZA MEDINA</text:p>
      <text:p text:style-name="P11"/>
      <text:p text:style-name="P9">Os demais alunos ficam a critério a realização deste.</text:p>
      <text:p text:style-name="P9"/>
      <text:p text:style-name="P3">1 – Propor um solução computacional <text:span text:style-name="T2">via Web</text:span>, para que possamos controlar a vida acadêmica dos professores <text:span text:style-name="T2">do colégio</text:span>. Para isso devemos manter um cadastro atualizado dos dados dos professores. <text:span text:style-name="T2">Desta forma seguem alguns requisitos:</text:span></text:p>
      <text:p text:style-name="P3"/>
      <text:p text:style-name="P10">- No inicio de todo ano letivo, os agentes da secretária do colégio realizam o cadastramento de todos professores em uma planilha eletrônica, contudo, com a rotatividade destes agendes, este serviço acaba se perdendo, havendo assim a necessidade de uma atualização constante.</text:p>
      <text:p text:style-name="P10">- O seu papel neste projeto, será, criar uma base de dados denominada de “baseLisboa” e neste criar uma tabela com o nome de professores. <text:span text:style-name="T3">Como o projeto é inicial, vamos assumir que um professor tem apenas uma formação e uma especialização.</text:span></text:p>
      <text:p text:style-name="P10">- Construída a base de dados, devemos criar um arquivo de conexão com a base de dados.</text:p>
      <text:p text:style-name="P10">- Um <text:s/>formulário Web que possa alimentar os dados dos professores</text:p>
      <text:p text:style-name="P10">- Um arquivo que recebe os dados e armazenas estes dados na tabela professores. Ao finalizar o cadastro, o sistema deve informar ao agente se o cadastro foi realizado com sucesso, ou não.</text:p>
      <text:p text:style-name="P2">- A direção de um colégio, necessita <text:span text:style-name="T1">dos seguintes relatórios.</text:span></text:p>
      <text:p text:style-name="P2"><text:tab/>- <text:span text:style-name="T1">Lista de</text:span> professores <text:span text:style-name="T1">(nome, telefone, e-mail, cidade)</text:span>.</text:p>
      <text:p text:style-name="P2"><text:tab/>- <text:span text:style-name="T1">Lista de </text:span>profess<text:span text:style-name="T1">o</text:span>ras <text:span text:style-name="T1">(nome, telefone, e-mail, cidade).</text:span></text:p>
      <text:p text:style-name="P2"><text:tab/>- <text:span text:style-name="T1">Formação dos professores (nome, formação, especialização).</text:span></text:p>
      <text:p text:style-name="P2"><text:tab/>- <text:span text:style-name="T2">Aniversariantes do dia (nome, data de aniversário).</text:span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08:17:51.163222769</meta:creation-date>
    <meta:editing-duration>PT20S</meta:editing-duration>
    <meta:editing-cycles>2</meta:editing-cycles>
    <meta:generator>LibreOffice/5.1.6.2$Linux_X86_64 LibreOffice_project/10m0$Build-2</meta:generator>
    <dc:date>2018-09-24T09:16:54.247701083</dc:date>
    <meta:document-statistic meta:table-count="0" meta:image-count="0" meta:object-count="0" meta:page-count="1" meta:paragraph-count="18" meta:word-count="269" meta:character-count="1672" meta:non-whitespace-character-count="1415"/>
  </office:meta>
</office:document-meta>
</file>